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="none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2.675cm"/>
    </style:style>
    <style:style style:name="gr6" style:family="graphic" style:parent-style-name="standard" style:list-style-name="L1">
      <style:graphic-properties draw:stroke="solid" svg:stroke-color="#000000" draw:fill="none" draw:fill-color="#ffffff" draw:textarea-vertical-align="middle" fo:min-height="1.02cm"/>
    </style:style>
    <style:style style:name="gr7" style:family="graphic" style:parent-style-name="standard">
      <style:graphic-properties draw:fill="none" draw:fill-color="#99cc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675cm"/>
    </style:style>
    <style:style style:name="gr9" style:family="graphic" style:parent-style-name="standard">
      <style:graphic-properties svg:stroke-width="0.102cm" draw:marker-start-width="0.428cm" draw:marker-end-width="0.428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svg:stroke-width="0.102cm" draw:marker-start="Dimension_20_Lines" draw:marker-start-width="0.352cm" draw:marker-end="Dimension_20_Lines" draw:marker-end-width="0.352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marker-start="Dimension_20_Lines" draw:marker-end="Dimension_20_Lines" draw:textarea-horizontal-align="center" draw:textarea-vertical-align="middle"/>
    </style:style>
    <style:style style:name="gr1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5" style:family="graphic" style:parent-style-name="standard" style:list-style-name="L1">
      <style:graphic-properties draw:stroke="solid" svg:stroke-color="#000000" draw:fill="none" draw:fill-color="#ffffff" draw:textarea-vertical-align="middle" fo:min-height="1.02cm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marker-start="Arrow" draw:marker-start-width="0.3cm" draw:marker-end="" draw:marker-end-width="0.3cm" draw:textarea-horizontal-align="center" draw:textarea-vertical-align="middle"/>
    </style:style>
    <style:style style:name="gr19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20" style:family="graphic" style:parent-style-name="standard" style:list-style-name="L1">
      <style:graphic-properties draw:stroke="solid" svg:stroke-color="#000000" draw:fill="none" draw:fill-color="#ffffff" draw:textarea-vertical-align="middle" fo:min-height="0.385cm"/>
    </style:style>
    <style:style style:name="gr21" style:family="graphic" style:parent-style-name="standard" style:list-style-name="L1">
      <style:graphic-properties draw:stroke="solid" svg:stroke-color="#000000" draw:fill="none" draw:fill-color="#ffffff" draw:textarea-vertical-align="middle" fo:min-height="0.385cm"/>
    </style:style>
    <style:style style:name="gr22" style:family="graphic" style:parent-style-name="standard" style:list-style-name="L1">
      <style:graphic-properties draw:stroke="solid" svg:stroke-color="#000000" draw:fill="none" draw:fill-color="#ffffff" draw:textarea-vertical-align="middle" fo:min-height="0.385cm"/>
    </style:style>
    <style:style style:name="gr23" style:family="graphic" style:parent-style-name="standard" style:list-style-name="L1">
      <style:graphic-properties draw:stroke="solid" svg:stroke-color="#000000" draw:fill="none" draw:fill-color="#ffffff" draw:textarea-vertical-align="middle" fo:min-height="2.059cm"/>
    </style:style>
    <style:style style:name="gr24" style:family="graphic" style:parent-style-name="standard" style:list-style-name="L1">
      <style:graphic-properties draw:stroke="solid" svg:stroke-color="#000000" draw:fill="none" draw:fill-color="#ffffff" draw:textarea-vertical-align="middle" fo:min-height="1.826cm"/>
    </style:style>
    <style:style style:name="gr25" style:family="graphic" style:parent-style-name="standard" style:list-style-name="L1">
      <style:graphic-properties draw:stroke="solid" svg:stroke-color="#000000" draw:fill="none" draw:fill-color="#ffffff" draw:textarea-vertical-align="middle" fo:min-height="1.17cm"/>
    </style:style>
    <style:style style:name="gr26" style:family="graphic" style:parent-style-name="standard" style:list-style-name="L1">
      <style:graphic-properties draw:stroke="solid" svg:stroke-color="#000000" draw:fill="none" draw:fill-color="#ffffff" draw:textarea-vertical-align="middle" fo:min-height="1.0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margin-left="0cm" fo:margin-right="0cm" fo:margin-top="0.4cm" fo:margin-bottom="0.4cm" fo:line-height="100%" fo:text-align="center" fo:text-indent="0cm"/>
    </style:style>
    <style:style style:name="P4" style:family="paragraph">
      <style:paragraph-properties fo:margin-left="0cm" fo:margin-right="0cm" fo:margin-top="0.2cm" fo:margin-bottom="0.2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fo:font-size="10pt" fo:font-style="italic" style:font-size-asian="10pt" style:font-style-asian="italic" style:font-size-complex="10pt" style:font-style-complex="italic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paragraph-properties fo:margin-left="0cm" fo:margin-right="0cm" fo:margin-top="0.4cm" fo:margin-bottom="0.4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.2cm" fo:margin-bottom="0.2cm" fo:line-height="100%" fo:text-align="center" fo:text-indent="0cm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family="'Liberation Sans'" style:font-family-generic="roman" style:font-pitch="variable" fo:font-size="10pt" style:letter-kerning="true" style:font-family-asian="'WenQuanYi Micro Hei'" style:font-family-generic-asian="system" style:font-pitch-asian="variable" style:font-size-asian="10pt" style:font-family-complex="'Lohit Hindi'" style:font-family-generic-complex="system" style:font-pitch-complex="variable" style:font-size-complex="10pt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Hauptsystem" draw:style-name="dp1" draw:master-page-name="Default">
        <draw:custom-shape draw:style-name="gr1" draw:text-style-name="P2" xml:id="id14" draw:id="id14" draw:layer="layout" svg:width="4.445cm" svg:height="3.175cm" svg:x="2.905cm" svg:y="8.62cm">
          <text:p text:style-name="P1"><text:span text:style-name="T1">User Interfa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" draw:id="id10" draw:layer="layout" svg:width="2.54cm" svg:height="1.27cm" svg:x="8.62cm" svg:y="7.35cm">
          <text:p text:style-name="P1"><text:span text:style-name="T1">In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8" draw:id="id8" draw:layer="layout" svg:width="4.445cm" svg:height="3.175cm" svg:x="12.43cm" svg:y="8.62cm">
          <draw:glue-point draw:id="12" svg:x="-2cm" svg:y="4.469cm"/>
          <draw:glue-point draw:id="13" svg:x="1.907cm" svg:y="-4.538cm"/>
          <draw:glue-point draw:id="14" svg:x="1.849cm" svg:y="4.551cm"/>
          <text:p text:style-name="P1"><text:span text:style-name="T1">Zentrale Kontrol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2.54cm" svg:height="1.27cm" svg:x="7.985cm" svg:y="18.73cm">
          <text:p text:style-name="P1"><text:span text:style-name="T1">Uh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" draw:text-style-name="P1" draw:layer="layout" svg:width="2.007cm" svg:height="1.204cm" draw:transform="rotate (-0.321664181143681) translate (11.5904012867336cm 5.49863164137489cm)" svg:viewBox="0 0 2008 1205" draw:points="0,602 201,1205 579,1089 1153,887 2008,602 1807,0">
          <text:p/>
        </draw:polyline>
        <draw:frame draw:style-name="gr5" draw:text-style-name="P2" xml:id="id12" draw:id="id12" draw:layer="layout" svg:width="3.175cm" svg:height="0.645cm" svg:x="10.615cm" svg:y="6.705cm">
          <draw:text-box>
            <text:p text:style-name="P1"><text:span text:style-name="T1">Statistikdaten</text:span></text:p>
          </draw:text-box>
        </draw:frame>
        <draw:frame draw:style-name="gr6" draw:text-style-name="P4" xml:id="id15" draw:id="id15" draw:layer="layout" svg:width="2.54cm" svg:height="1.27cm" svg:x="20.05cm" svg:y="1.77cm">
          <draw:text-box>
            <text:p text:style-name="P3"><text:span text:style-name="T2">Terminal</text:span></text:p>
          </draw:text-box>
        </draw:frame>
        <draw:custom-shape draw:style-name="gr7" draw:text-style-name="P2" xml:id="id13" draw:id="id13" draw:layer="layout" svg:width="3.81cm" svg:height="2.54cm" svg:x="9.89cm" svg:y="1.635cm">
          <text:p text:style-name="P1"><text:span text:style-name="T3">Wart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2.54cm" svg:height="1.27cm" svg:x="13.065cm" svg:y="18.78cm">
          <text:p text:style-name="P1"><text:span text:style-name="T1">Tim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" draw:text-style-name="P1" draw:layer="layout" svg:width="2.007cm" svg:height="1.204cm" draw:transform="rotate (-0.321664181143681) translate (14.6114012867337cm 4.24863164137488cm)" svg:viewBox="0 0 2008 1205" draw:points="0,602 201,1205 1153,887 2008,602 1807,0">
          <text:p/>
        </draw:polyline>
        <draw:frame draw:style-name="gr8" draw:text-style-name="P2" xml:id="id31" draw:id="id31" draw:layer="layout" svg:width="3.81cm" svg:height="0.645cm" svg:x="13.7cm" svg:y="5.435cm">
          <draw:text-box>
            <text:p text:style-name="P1"><text:span text:style-name="T1">Betriebsparameter</text:span></text:p>
          </draw:text-box>
        </draw:frame>
        <draw:frame draw:style-name="gr8" draw:text-style-name="P2" draw:layer="layout" svg:width="3.175cm" svg:height="1.039cm" svg:x="4.81cm" svg:y="15.201cm">
          <draw:text-box>
            <text:p text:style-name="P1"><text:span text:style-name="T1">Hauptparameter</text:span></text:p>
            <text:p text:style-name="P1"><text:span text:style-name="T1"/></text:p>
          </draw:text-box>
        </draw:frame>
        <draw:polyline draw:style-name="gr4" draw:text-style-name="P1" draw:layer="layout" svg:width="2.007cm" svg:height="1.204cm" draw:transform="rotate (-0.321664181143681) translate (14.0754012867336cm 12.4936316413748cm)" svg:viewBox="0 0 2008 1205" draw:points="0,602 201,1205 1153,887 2008,602 1807,0">
          <text:p/>
        </draw:polyline>
        <draw:frame draw:style-name="gr8" draw:text-style-name="P2" xml:id="id9" draw:id="id9" draw:layer="layout" svg:width="2.54cm" svg:height="1.039cm" svg:x="13.7cm" svg:y="13.7cm">
          <draw:text-box>
            <text:p text:style-name="P1"><text:span text:style-name="T1">Produkte-definitionen</text:span></text:p>
          </draw:text-box>
        </draw:frame>
        <draw:polyline draw:style-name="gr9" draw:text-style-name="P1" xml:id="id36" draw:id="id36" draw:layer="layout" svg:width="2.007cm" svg:height="1.204cm" draw:transform="rotate (-0.321664181143681) translate (5.00040128673364cm 13.7736316413748cm)" svg:viewBox="0 0 2008 1205" draw:points="0,602 201,1205 1153,887 2008,602 1807,0">
          <text:p/>
        </draw:polyline>
        <draw:polyline draw:style-name="gr10" draw:text-style-name="P1" draw:layer="layout" svg:width="2.007cm" svg:height="1.204cm" draw:transform="rotate (-0.321664181143681) translate (5.3904012867338cm 18.1986316413748cm)" svg:viewBox="0 0 2008 1205" draw:points="0,602 201,1205 1153,887 2008,602 1807,0">
          <text:p/>
        </draw:polyline>
        <draw:frame draw:style-name="gr8" draw:text-style-name="P2" xml:id="id2" draw:id="id2" draw:layer="layout" svg:width="1.905cm" svg:height="0.645cm" svg:x="5.445cm" svg:y="19.405cm">
          <draw:text-box>
            <text:p text:style-name="P1"><text:span text:style-name="T1">Zeit</text:span></text:p>
          </draw:text-box>
        </draw:frame>
        <draw:polyline draw:style-name="gr4" draw:text-style-name="P1" xml:id="id7" draw:id="id7" draw:layer="layout" svg:width="2.007cm" svg:height="1.204cm" draw:transform="rotate (-0.321664181143681) translate (5.39140128673379cm 18.1996316413748cm)" svg:viewBox="0 0 2008 1205" draw:points="0,602 201,1205 1153,887 2008,602 1807,0">
          <text:p/>
        </draw:polyline>
        <draw:connector draw:style-name="gr11" draw:text-style-name="P1" draw:layer="layout" draw:type="curve" svg:x1="9.255cm" svg:y1="18.73cm" svg:x2="6.397cm" svg:y2="19.405cm" draw:start-shape="id1" draw:start-glue-point="4" draw:end-shape="id2" draw:end-glue-point="0" svg:d="m9255 18730c0-751-2858-1089-2858 675">
          <text:p/>
        </draw:connector>
        <draw:polyline draw:style-name="gr12" draw:text-style-name="P1" xml:id="id3" draw:id="id3" draw:layer="layout" svg:width="1.269cm" svg:height="-0.001cm" draw:transform="rotate (-1.57079632679579) translate (11.795cm 18.78cm)" svg:viewBox="0 0 1270 0" draw:points="0,0 635,0 1270,0">
          <text:p/>
        </draw:polyline>
        <draw:connector draw:style-name="gr11" draw:text-style-name="P1" draw:layer="layout" draw:type="curve" svg:x1="10.525cm" svg:y1="19.365cm" svg:x2="11.795cm" svg:y2="19.415cm" draw:start-shape="id1" draw:start-glue-point="10" draw:end-shape="id3" draw:end-glue-point="1" svg:d="m10525 19365c822 0 187 50 1270 50">
          <text:p/>
        </draw:connector>
        <draw:connector draw:style-name="gr11" draw:text-style-name="P1" draw:layer="layout" draw:type="curve" svg:x1="11.795cm" svg:y1="19.415cm" svg:x2="13.065cm" svg:y2="19.415cm" draw:start-shape="id3" draw:start-glue-point="1" draw:end-shape="id4" draw:end-glue-point="6" svg:d="m11795 19415h1270">
          <text:p/>
        </draw:connector>
        <draw:line draw:style-name="gr13" draw:text-style-name="P1" draw:layer="layout" svg:x1="11.795cm" svg:y1="19.415cm" svg:x2="11.795cm" svg:y2="20.05cm">
          <text:p/>
        </draw:line>
        <draw:polyline draw:style-name="gr13" draw:text-style-name="P1" xml:id="id5" draw:id="id5" draw:layer="layout" svg:width="1.269cm" svg:height="0cm" svg:x="13.7cm" svg:y="17.51cm" svg:viewBox="0 0 1270 0" draw:points="1270,0 635,0 0,0">
          <text:p/>
        </draw:polyline>
        <draw:custom-shape draw:style-name="gr2" draw:text-style-name="P2" xml:id="id6" draw:id="id6" draw:layer="layout" svg:width="0.635cm" svg:height="0.635cm" svg:x="14.001cm" svg:y="15.605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14.335cm" svg:y1="18.78cm" svg:x2="14.335cm" svg:y2="17.51cm" draw:start-shape="id4" draw:start-glue-point="4" draw:end-shape="id5" draw:end-glue-point="0" svg:d="m14335 18780v-1270">
          <text:p/>
        </draw:connector>
        <draw:connector draw:style-name="gr11" draw:text-style-name="P1" draw:layer="layout" draw:type="curve" svg:x1="14.335cm" svg:y1="17.51cm" svg:x2="14.319cm" svg:y2="16.24cm" draw:start-shape="id5" draw:start-glue-point="0" draw:end-shape="id6" draw:end-glue-point="8" svg:d="m14335 17510c0-1063-16-429-16-1270">
          <text:p/>
        </draw:connector>
        <draw:connector draw:style-name="gr11" draw:text-style-name="P1" draw:layer="layout" draw:type="curve" draw:line-skew="-3.848cm" svg:x1="6.153cm" svg:y1="19.406cm" svg:x2="13.081cm" svg:y2="11.33cm" draw:start-shape="id7" draw:start-glue-point="2" draw:end-shape="id8" draw:end-glue-point="7" svg:d="m6153 19406c0-4944 6928-906 6928-8076">
          <text:p/>
        </draw:connector>
        <draw:connector draw:style-name="gr11" draw:text-style-name="P1" draw:layer="layout" draw:type="curve" svg:x1="14.97cm" svg:y1="13.7cm" svg:x2="14.652cm" svg:y2="11.795cm" draw:start-shape="id9" draw:start-glue-point="0" draw:end-shape="id8" svg:d="m14970 13700c0-1428-318-476-318-1905">
          <text:p/>
        </draw:connector>
        <draw:polyline draw:style-name="gr12" draw:text-style-name="P1" xml:id="id11" draw:id="id11" draw:layer="layout" svg:width="1.269cm" svg:height="-0.001cm" draw:transform="rotate (-1.57079632679579) translate (11.795cm 8.62cm)" svg:viewBox="0 0 1270 0" draw:points="0,0 635,0 1270,0">
          <text:p/>
        </draw:polyline>
        <draw:connector draw:style-name="gr11" draw:text-style-name="P1" draw:layer="layout" draw:type="curve" svg:x1="9.89cm" svg:y1="8.62cm" svg:x2="11.795cm" svg:y2="9.255cm" draw:start-shape="id10" draw:start-glue-point="8" draw:end-shape="id11" draw:end-glue-point="1" svg:d="m9890 8620c0 424 635 635 1905 635">
          <text:p/>
        </draw:connector>
        <draw:connector draw:style-name="gr11" draw:text-style-name="P1" draw:layer="layout" draw:type="curve" draw:line-skew="1.173cm" svg:x1="11.795cm" svg:y1="9.255cm" svg:x2="12.43cm" svg:y2="10.208cm" draw:start-shape="id11" draw:start-glue-point="1" draw:end-shape="id8" draw:end-glue-point="6" svg:d="m11795 9255c745 0 428 953 635 953">
          <text:p/>
        </draw:connector>
        <draw:connector draw:style-name="gr11" draw:text-style-name="P1" draw:layer="layout" draw:type="curve" svg:x1="12.202cm" svg:y1="6.705cm" svg:x2="11.795cm" svg:y2="4.175cm" draw:start-shape="id12" draw:start-glue-point="0" draw:end-shape="id13" draw:end-glue-point="8" svg:d="m12202 6705c0-1896-407-631-407-2530">
          <text:p/>
        </draw:connector>
        <draw:connector draw:style-name="gr11" draw:text-style-name="P1" draw:layer="layout" draw:type="curve" svg:x1="12.202cm" svg:y1="6.705cm" svg:x2="5.128cm" svg:y2="8.62cm" draw:start-shape="id12" draw:start-glue-point="0" draw:end-shape="id14" draw:end-glue-point="4" svg:d="m12202 6705c0-750-7074-1707-7074 1915">
          <text:p/>
        </draw:connector>
        <draw:polyline draw:name="blah" draw:style-name="gr12" draw:text-style-name="P1" xml:id="id16" draw:id="id16" draw:layer="layout" svg:width="1.269cm" svg:height="-0.001cm" draw:transform="rotate (-1.57079632679579) translate (17.51cm 1.77cm)" svg:viewBox="0 0 1270 0" draw:points="0,0 635,0 1270,0">
          <svg:title>blah</svg:title>
          <svg:desc>blue</svg:desc>
          <text:p/>
        </draw:polyline>
        <draw:connector draw:style-name="gr14" draw:text-style-name="P1" draw:layer="layout" draw:type="curve" svg:x1="20.05cm" svg:y1="2.405cm" svg:x2="17.51cm" svg:y2="2.405cm" draw:start-shape="id15" draw:end-shape="id16" draw:end-glue-point="1" svg:d="m20050 2405h-2540">
          <text:p/>
        </draw:connector>
        <draw:connector draw:style-name="gr14" draw:text-style-name="P1" draw:layer="layout" draw:type="curve" draw:line-skew="0.309cm" svg:x1="17.51cm" svg:y1="2.405cm" svg:x2="11.795cm" svg:y2="1.635cm" draw:start-shape="id16" draw:start-glue-point="1" draw:end-shape="id13" draw:end-glue-point="4" svg:d="m17510 2405c0-1443-5715-1058-5715-770">
          <text:p/>
        </draw:connector>
        <draw:polyline draw:style-name="gr12" draw:text-style-name="P1" draw:layer="layout" svg:width="1.269cm" svg:height="0cm" svg:x="13.7cm" svg:y="17.51cm" svg:viewBox="0 0 1270 0" draw:points="1270,0 635,0 0,0">
          <text:p/>
        </draw:polyline>
        <draw:custom-shape draw:style-name="gr2" draw:text-style-name="P2" xml:id="id30" draw:id="id30" draw:layer="layout" svg:width="0.635cm" svg:height="0.635cm" svg:x="13.065cm" svg:y="13.065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4" xml:id="id17" draw:id="id17" draw:layer="layout" svg:width="3.175cm" svg:height="1.27cm" svg:x="24.19cm" svg:y="4.11cm">
          <draw:text-box>
            <text:p text:style-name="P3"><text:span text:style-name="T2">Niveau-Kontrolle</text:span></text:p>
          </draw:text-box>
        </draw:frame>
        <draw:polyline draw:style-name="gr12" draw:text-style-name="P1" xml:id="id18" draw:id="id18" draw:layer="layout" svg:width="1.269cm" svg:height="-0.001cm" draw:transform="rotate (-1.57079632679579) translate (22.285cm 4.11cm)" svg:viewBox="0 0 1270 0" draw:points="0,0 635,0 1270,0">
          <text:p/>
        </draw:polyline>
        <draw:connector draw:style-name="gr11" draw:text-style-name="P1" draw:layer="layout" draw:type="curve" svg:x1="24.19cm" svg:y1="4.745cm" svg:x2="22.285cm" svg:y2="4.745cm" draw:start-shape="id17" draw:start-glue-point="3" draw:end-shape="id18" draw:end-glue-point="1" svg:d="m24190 4745h-1905">
          <text:p/>
        </draw:connector>
        <draw:connector draw:style-name="gr11" draw:text-style-name="P1" draw:layer="layout" draw:type="curve" draw:line-skew="0.219cm" svg:x1="22.285cm" svg:y1="4.745cm" svg:x2="15.499cm" svg:y2="8.767cm" draw:start-shape="id18" draw:start-glue-point="1" draw:end-shape="id8" draw:end-glue-point="13" svg:d="m22285 4745c0 3720-6786 1709-6786 4022">
          <text:p/>
        </draw:connector>
        <draw:polyline draw:style-name="gr12" draw:text-style-name="P1" xml:id="id24" draw:id="id24" draw:layer="layout" svg:width="1.269cm" svg:height="-0.001cm" draw:transform="rotate (-1.57079632679579) translate (19.415cm 11.16cm)" svg:viewBox="0 0 1270 0" draw:points="0,0 635,0 1270,0">
          <text:p/>
        </draw:polyline>
        <draw:polyline draw:style-name="gr12" draw:text-style-name="P1" xml:id="id19" draw:id="id19" draw:layer="layout" svg:width="1.269cm" svg:height="-0.001cm" draw:transform="rotate (-1.57079632679579) translate (20.685cm 7.985cm)" svg:viewBox="0 0 1270 0" draw:points="0,0 635,0 1270,0">
          <text:p/>
        </draw:polyline>
        <draw:polyline draw:style-name="gr12" draw:text-style-name="P1" xml:id="id21" draw:id="id21" draw:layer="layout" svg:width="1.269cm" svg:height="-0.001cm" draw:transform="rotate (-1.57079632679579) translate (20.685cm 9.89cm)" svg:viewBox="0 0 1270 0" draw:points="0,0 635,0 1270,0">
          <text:p/>
        </draw:polyline>
        <draw:custom-shape draw:style-name="gr1" draw:text-style-name="P2" xml:id="id20" draw:id="id20" draw:layer="layout" svg:width="3.81cm" svg:height="2.54cm" svg:x="23.225cm" svg:y="7.985cm">
          <text:p text:style-name="P1"><text:span text:style-name="T1">Wasserzufuh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draw:line-skew="1.205cm" svg:x1="16.224cm" svg:y1="9.085cm" svg:x2="20.685cm" svg:y2="8.62cm" draw:start-shape="id8" draw:start-glue-point="11" draw:end-shape="id19" draw:end-glue-point="1" svg:d="m16224 9085c0-613 4461-381 4461-465">
          <text:p/>
        </draw:connector>
        <draw:connector draw:style-name="gr11" draw:text-style-name="P1" draw:layer="layout" draw:type="curve" draw:line-skew="1.181cm" svg:x1="20.685cm" svg:y1="8.62cm" svg:x2="23.783cm" svg:y2="8.357cm" draw:start-shape="id19" draw:start-glue-point="1" draw:end-shape="id20" draw:end-glue-point="5" svg:d="m20685 8620c0 48 3098 179 3098-263">
          <text:p/>
        </draw:connector>
        <draw:connector draw:style-name="gr11" draw:text-style-name="P1" draw:layer="layout" draw:type="curve" draw:line-skew="-1.181cm" svg:x1="23.783cm" svg:y1="10.153cm" svg:x2="20.685cm" svg:y2="10.525cm" draw:start-shape="id20" draw:start-glue-point="7" draw:end-shape="id21" draw:end-glue-point="1" svg:d="m23783 10153c0 510-3098 324-3098 372">
          <text:p/>
        </draw:connector>
        <draw:connector draw:style-name="gr11" draw:text-style-name="P1" draw:layer="layout" draw:type="curve" draw:line-skew="1.345cm" svg:x1="20.685cm" svg:y1="10.525cm" svg:x2="16.224cm" svg:y2="9.085cm" draw:start-shape="id21" draw:start-glue-point="1" draw:end-shape="id8" draw:end-glue-point="11" svg:d="m20685 10525c0-1593-4461-873-4461-1440">
          <text:p/>
        </draw:connector>
        <draw:frame draw:style-name="gr16" draw:text-style-name="P5" draw:layer="layout" svg:width="1.167cm" svg:height="0.645cm" svg:x="12.509cm" svg:y="17.16cm">
          <draw:text-box>
            <text:p><text:span text:style-name="T1">CT2</text:span></text:p>
          </draw:text-box>
        </draw:frame>
        <draw:frame draw:style-name="gr16" draw:text-style-name="P5" draw:layer="layout" svg:width="0.93cm" svg:height="0.645cm" svg:x="11.311cm" svg:y="6.081cm">
          <draw:text-box>
            <text:p><text:span text:style-name="T1">P1</text:span></text:p>
          </draw:text-box>
        </draw:frame>
        <draw:frame draw:style-name="gr16" draw:text-style-name="P6" draw:layer="layout" svg:width="1.243cm" svg:height="0.645cm" svg:x="19.526cm" svg:y="14.971cm">
          <draw:text-box>
            <text:p><text:span text:style-name="T4">CM2</text:span></text:p>
          </draw:text-box>
        </draw:frame>
        <draw:frame draw:style-name="gr16" draw:text-style-name="P5" draw:layer="layout" svg:width="1.184cm" svg:height="0.645cm" svg:x="18.886cm" svg:y="10.516cm">
          <draw:text-box>
            <text:p><text:span text:style-name="T1">CK1</text:span></text:p>
          </draw:text-box>
        </draw:frame>
        <draw:frame draw:style-name="gr16" draw:text-style-name="P5" draw:layer="layout" svg:width="1.167cm" svg:height="0.645cm" svg:x="11.179cm" svg:y="18.099cm">
          <draw:text-box>
            <text:p><text:span text:style-name="T1">CT1</text:span></text:p>
          </draw:text-box>
        </draw:frame>
        <draw:frame draw:style-name="gr16" draw:text-style-name="P5" draw:layer="layout" svg:width="1.048cm" svg:height="0.645cm" svg:x="11.334cm" svg:y="7.986cm">
          <draw:text-box>
            <text:p><text:span text:style-name="T1">CI1</text:span></text:p>
          </draw:text-box>
        </draw:frame>
        <draw:frame draw:style-name="gr16" draw:text-style-name="P5" draw:layer="layout" svg:width="1.281cm" svg:height="0.645cm" svg:x="20.204cm" svg:y="9.245cm">
          <draw:text-box>
            <text:p><text:span text:style-name="T1">CW2</text:span></text:p>
          </draw:text-box>
        </draw:frame>
        <draw:frame draw:style-name="gr16" draw:text-style-name="P5" draw:layer="layout" svg:width="1.281cm" svg:height="0.645cm" svg:x="20.039cm" svg:y="7.34cm">
          <draw:text-box>
            <text:p><text:span text:style-name="T1">CW1</text:span></text:p>
          </draw:text-box>
        </draw:frame>
        <draw:frame draw:style-name="gr16" draw:text-style-name="P5" draw:layer="layout" svg:width="1.205cm" svg:height="0.645cm" svg:x="21.523cm" svg:y="3.476cm">
          <draw:text-box>
            <text:p><text:span text:style-name="T1">CN1</text:span></text:p>
          </draw:text-box>
        </draw:frame>
        <draw:frame draw:style-name="gr16" draw:text-style-name="P5" draw:layer="layout" svg:width="1.184cm" svg:height="0.645cm" svg:x="16.875cm" svg:y="1.136cm">
          <draw:text-box>
            <text:p><text:span text:style-name="T1">CS1</text:span></text:p>
          </draw:text-box>
        </draw:frame>
        <draw:frame draw:style-name="gr16" draw:text-style-name="P5" draw:layer="layout" svg:width="0.93cm" svg:height="0.645cm" svg:x="14.335cm" svg:y="4.811cm">
          <draw:text-box>
            <text:p><text:span text:style-name="T1">P2</text:span></text:p>
          </draw:text-box>
        </draw:frame>
        <draw:frame draw:style-name="gr16" draw:text-style-name="P5" draw:layer="layout" svg:width="0.93cm" svg:height="0.645cm" svg:x="4.81cm" svg:y="14.335cm">
          <draw:text-box>
            <text:p><text:span text:style-name="T1">P3</text:span></text:p>
          </draw:text-box>
        </draw:frame>
        <draw:frame draw:style-name="gr16" draw:text-style-name="P5" draw:layer="layout" svg:width="0.93cm" svg:height="0.645cm" svg:x="13.885cm" svg:y="13.066cm">
          <draw:text-box>
            <text:p><text:span text:style-name="T1">P4</text:span></text:p>
          </draw:text-box>
        </draw:frame>
        <draw:frame draw:style-name="gr16" draw:text-style-name="P5" draw:layer="layout" svg:width="0.93cm" svg:height="0.645cm" svg:x="5.15cm" svg:y="18.771cm">
          <draw:text-box>
            <text:p><text:span text:style-name="T1">P5</text:span></text:p>
          </draw:text-box>
        </draw:frame>
        <draw:frame draw:style-name="gr17" draw:text-style-name="P7" draw:layer="layout" svg:width="8.787cm" svg:height="0.962cm" svg:x="1cm" svg:y="1cm">
          <draw:text-box>
            <text:p><text:span text:style-name="T5">MASCOT-Diagramm “CMC”</text:span></text:p>
          </draw:text-box>
        </draw:frame>
        <draw:connector draw:style-name="gr18" draw:text-style-name="P1" draw:layer="layout" draw:type="curve" svg:x1="9.255cm" svg:y1="10.525cm" svg:x2="12.43cm" svg:y2="10.207cm" draw:start-shape="id22" draw:start-glue-point="1" draw:end-shape="id8" svg:d="m9255 10525c2512 0 925-318 3175-318">
          <text:p/>
        </draw:connector>
        <draw:connector draw:style-name="gr11" draw:text-style-name="P1" draw:layer="layout" draw:type="curve" draw:line-skew="0cm -0.59cm" svg:x1="13.081cm" svg:y1="9.085cm" svg:x2="12.202cm" svg:y2="6.705cm" draw:start-shape="id8" draw:start-glue-point="5" draw:end-shape="id12" draw:end-glue-point="0" svg:d="m13081 9085c0-1651 619-1101 619-1990s-1498-1140-1498-390">
          <text:p/>
        </draw:connector>
        <draw:polyline draw:name="blah" draw:style-name="gr12" draw:text-style-name="P1" xml:id="id22" draw:id="id22" draw:layer="layout" svg:width="1.269cm" svg:height="-0.001cm" draw:transform="rotate (-1.57079632679579) translate (9.255cm 9.89cm)" svg:viewBox="0 0 1270 0" draw:points="0,0 635,0 1270,0">
          <svg:title>blah</svg:title>
          <svg:desc>blue</svg:desc>
          <text:p/>
        </draw:polyline>
        <draw:connector draw:style-name="gr11" draw:text-style-name="P1" draw:layer="layout" draw:type="line" svg:x1="9.255cm" svg:y1="10.525cm" svg:x2="7.35cm" svg:y2="10.207cm" draw:start-shape="id22" draw:start-glue-point="1" draw:end-shape="id14" svg:d="m9255 10525-1905-318">
          <text:p/>
        </draw:connector>
        <draw:polyline draw:name="blah" draw:style-name="gr12" draw:text-style-name="P1" xml:id="id23" draw:id="id23" draw:layer="layout" svg:width="1.269cm" svg:height="-0.001cm" draw:transform="rotate (-1.57079632679579) translate (10.525cm 11.16cm)" svg:viewBox="0 0 1270 0" draw:points="0,0 635,0 1270,0">
          <svg:title>blah</svg:title>
          <svg:desc>blue</svg:desc>
          <text:p/>
        </draw:polyline>
        <draw:connector draw:style-name="gr11" draw:text-style-name="P1" draw:layer="layout" draw:type="curve" draw:line-skew="-1.204cm" svg:x1="6.699cm" svg:y1="11.33cm" svg:x2="10.525cm" svg:y2="11.795cm" draw:start-shape="id14" draw:start-glue-point="9" draw:end-shape="id23" draw:end-glue-point="1" svg:d="m6699 11330c0 615 3826 383 3826 465">
          <text:p/>
        </draw:connector>
        <draw:connector draw:style-name="gr11" draw:text-style-name="P1" draw:layer="layout" draw:type="curve" draw:line-skew="0.186cm" svg:x1="10.525cm" svg:y1="11.795cm" svg:x2="12.43cm" svg:y2="10.207cm" draw:start-shape="id23" draw:start-glue-point="1" draw:end-shape="id8" svg:d="m10525 11795c1839 0 887-1588 1905-1588">
          <text:p/>
        </draw:connector>
        <draw:custom-shape draw:style-name="gr1" draw:text-style-name="P2" xml:id="id25" draw:id="id25" draw:layer="layout" svg:width="3.81cm" svg:height="2.54cm" svg:x="22.59cm" svg:y="13.065cm">
          <text:p text:style-name="P1"><text:span text:style-name="T1">Kaffee-Mahlwe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16.875cm" svg:y1="10.208cm" svg:x2="19.415cm" svg:y2="11.795cm" draw:start-shape="id8" draw:start-glue-point="10" draw:end-shape="id24" draw:end-glue-point="1" svg:d="m16875 10208c1774 0 505 1587 2540 1587">
          <text:p/>
        </draw:connector>
        <draw:connector draw:style-name="gr11" draw:text-style-name="P1" draw:layer="layout" draw:type="curve" svg:x1="19.415cm" svg:y1="11.795cm" svg:x2="23.148cm" svg:y2="13.437cm" draw:start-shape="id24" draw:start-glue-point="1" draw:end-shape="id25" draw:end-glue-point="5" svg:d="m19415 11795c2489 0 3733 547 3733 1642">
          <text:p/>
        </draw:connector>
        <draw:polyline draw:style-name="gr12" draw:text-style-name="P1" xml:id="id26" draw:id="id26" draw:layer="layout" svg:width="1.269cm" svg:height="-0.001cm" draw:transform="rotate (-1.57079632679579) translate (18.78cm 12.43cm)" svg:viewBox="0 0 1270 0" draw:points="0,0 635,0 1270,0">
          <text:p/>
        </draw:polyline>
        <draw:connector draw:style-name="gr11" draw:text-style-name="P1" draw:layer="layout" draw:type="curve" svg:x1="22.59cm" svg:y1="14.335cm" svg:x2="18.78cm" svg:y2="13.065cm" draw:start-shape="id25" draw:start-glue-point="6" draw:end-shape="id26" draw:end-glue-point="1" svg:d="m22590 14335c-2725 0-821-1270-3810-1270">
          <text:p/>
        </draw:connector>
        <draw:connector draw:style-name="gr11" draw:text-style-name="P1" draw:layer="layout" draw:type="curve" svg:x1="18.78cm" svg:y1="13.065cm" svg:x2="16.875cm" svg:y2="10.207cm" draw:start-shape="id26" draw:start-glue-point="1" draw:end-shape="id8" svg:d="m18780 13065c-1560 0-608-2858-1905-2858">
          <text:p/>
        </draw:connector>
        <draw:frame draw:style-name="gr16" draw:text-style-name="P5" draw:layer="layout" svg:width="1.184cm" svg:height="0.645cm" svg:x="18.126cm" svg:y="11.796cm">
          <draw:text-box>
            <text:p><text:span text:style-name="T1">CK2</text:span></text:p>
          </draw:text-box>
        </draw:frame>
        <draw:custom-shape draw:style-name="gr1" draw:text-style-name="P2" xml:id="id28" draw:id="id28" draw:layer="layout" svg:width="3.81cm" svg:height="2.54cm" svg:x="23.225cm" svg:y="16.875cm">
          <text:p text:style-name="P1"><text:span text:style-name="T1">Milchzufuh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5" draw:layer="layout" svg:width="1.243cm" svg:height="0.645cm" svg:x="17.496cm" svg:y="14.961cm">
          <draw:text-box>
            <text:p><text:span text:style-name="T1">CM1</text:span></text:p>
          </draw:text-box>
        </draw:frame>
        <draw:connector draw:style-name="gr11" draw:text-style-name="P1" draw:layer="layout" draw:type="curve" draw:line-skew="0.166cm" svg:x1="16.224cm" svg:y1="11.33cm" svg:x2="19.45cm" svg:y2="15.605cm" draw:start-shape="id8" draw:start-glue-point="9" draw:end-shape="id27" draw:end-glue-point="0" svg:d="m16224 11330c0 3673 3226 1536 3226 4275">
          <text:p/>
        </draw:connector>
        <draw:connector draw:style-name="gr11" draw:text-style-name="P1" draw:layer="layout" draw:type="curve" draw:line-skew="-1.848cm" svg:x1="19.45cm" svg:y1="15.605cm" svg:x2="23.225cm" svg:y2="18.145cm" draw:start-shape="id27" draw:start-glue-point="0" draw:end-shape="id28" draw:end-glue-point="6" svg:d="m19450 15605c546 0-1341 2540 3775 2540">
          <text:p/>
        </draw:connector>
        <draw:connector draw:style-name="gr11" draw:text-style-name="P1" draw:layer="layout" draw:type="curve" draw:line-skew="0.805cm" svg:x1="17.545cm" svg:y1="15.605cm" svg:x2="16.224cm" svg:y2="11.33cm" draw:start-shape="id29" draw:start-glue-point="0" draw:end-shape="id8" draw:end-glue-point="9" svg:d="m17545 15605c0-1780-1321 357-1321-4275">
          <text:p/>
        </draw:connector>
        <draw:connector draw:style-name="gr11" draw:text-style-name="P1" draw:layer="layout" draw:type="curve" svg:x1="23.783cm" svg:y1="19.043cm" svg:x2="17.545cm" svg:y2="15.605cm" draw:start-shape="id28" draw:start-glue-point="7" draw:end-shape="id29" draw:end-glue-point="0" svg:d="m23783 19043c0 1311-6238 3030-6238-3438">
          <text:p/>
        </draw:connector>
        <draw:connector draw:style-name="gr11" draw:text-style-name="P1" draw:layer="layout" draw:type="curve" svg:x1="13.383cm" svg:y1="13.065cm" svg:x2="13.763cm" svg:y2="11.625cm" draw:start-shape="id30" draw:start-glue-point="4" draw:end-shape="id8" draw:end-glue-point="12" svg:d="m13383 13065c0-952 380-233 380-1440">
          <text:p/>
        </draw:connector>
        <draw:polyline draw:style-name="gr12" draw:text-style-name="P1" xml:id="id27" draw:id="id27" draw:layer="layout" svg:width="1.269cm" svg:height="0cm" svg:x="18.815cm" svg:y="15.605cm" svg:viewBox="0 0 1270 0" draw:points="1270,0 635,0 0,0">
          <text:p/>
        </draw:polyline>
        <draw:polyline draw:style-name="gr12" draw:text-style-name="P1" xml:id="id29" draw:id="id29" draw:layer="layout" svg:width="1.269cm" svg:height="0cm" svg:x="16.91cm" svg:y="15.605cm" svg:viewBox="0 0 1270 0" draw:points="1270,0 635,0 0,0">
          <text:p/>
        </draw:polyline>
        <draw:connector draw:style-name="gr11" draw:text-style-name="P1" draw:layer="layout" draw:type="curve" svg:x1="15.605cm" svg:y1="5.435cm" svg:x2="13.142cm" svg:y2="3.803cm" draw:start-shape="id31" draw:end-shape="id13" draw:end-glue-point="9" svg:d="m15605 5435c0-943-2463-128-2463-1632">
          <text:p/>
        </draw:connector>
        <draw:connector draw:style-name="gr11" draw:text-style-name="P1" draw:layer="layout" draw:type="curve" svg:x1="13.7cm" svg:y1="2.905cm" svg:x2="15.605cm" svg:y2="5.435cm" draw:start-shape="id13" draw:start-glue-point="10" draw:end-shape="id31" draw:end-glue-point="0" svg:d="m13700 2905c1270 0 1905 843 1905 2530">
          <text:p/>
        </draw:connector>
        <draw:connector draw:style-name="gr11" draw:text-style-name="P1" draw:layer="layout" draw:type="curve" draw:line-skew="0cm 1.135cm" svg:x1="15.605cm" svg:y1="5.435cm" svg:x2="14.653cm" svg:y2="8.62cm" draw:start-shape="id31" draw:start-glue-point="0" draw:end-shape="id8" draw:end-glue-point="4" svg:d="m15605 5435c0-750-1270-500-1270 707s318 572 318 2478">
          <text:p/>
        </draw:connector>
        <draw:frame draw:style-name="gr16" draw:text-style-name="P5" draw:layer="layout" svg:width="1.205cm" svg:height="0.645cm" svg:x="8.493cm" svg:y="9.245cm">
          <draw:text-box>
            <text:p><text:span text:style-name="T1">CU1</text:span></text:p>
          </draw:text-box>
        </draw:frame>
        <draw:frame draw:style-name="gr16" draw:text-style-name="P5" draw:layer="layout" svg:width="1.205cm" svg:height="0.645cm" svg:x="9.86cm" svg:y="10.525cm">
          <draw:text-box>
            <text:p><text:span text:style-name="T1">CU2</text:span></text:p>
          </draw:text-box>
        </draw:frame>
        <draw:frame draw:style-name="gr16" draw:text-style-name="P5" draw:layer="layout" svg:width="1.184cm" svg:height="0.645cm" svg:x="18.251cm" svg:y="6.07cm">
          <draw:text-box>
            <text:p><text:span text:style-name="T1">CS2</text:span></text:p>
          </draw:text-box>
        </draw:frame>
        <draw:frame draw:style-name="gr16" draw:text-style-name="P6" draw:layer="layout" svg:width="1.243cm" svg:height="0.645cm" svg:x="21.227cm" svg:y="14.972cm">
          <draw:text-box>
            <text:p><text:span text:style-name="T4">CM3</text:span></text:p>
          </draw:text-box>
        </draw:frame>
        <draw:polyline draw:style-name="gr12" draw:text-style-name="P1" xml:id="id32" draw:id="id32" draw:layer="layout" svg:width="1.269cm" svg:height="0cm" svg:x="20.516cm" svg:y="15.606cm" svg:viewBox="0 0 1270 0" draw:points="1270,0 635,0 0,0">
          <text:p/>
        </draw:polyline>
        <draw:connector draw:style-name="gr11" draw:text-style-name="P1" draw:layer="layout" draw:type="curve" svg:x1="21.151cm" svg:y1="15.606cm" svg:x2="23.783cm" svg:y2="17.247cm" draw:start-shape="id32" draw:start-glue-point="0" draw:end-shape="id28" draw:end-glue-point="5" svg:d="m21151 15606c0 1083 2632 263 2632 1641">
          <text:p/>
        </draw:connector>
        <draw:connector draw:style-name="gr11" draw:text-style-name="P1" draw:layer="layout" draw:type="curve" svg:x1="16.224cm" svg:y1="11.33cm" svg:x2="21.151cm" svg:y2="15.606cm" draw:start-shape="id8" draw:start-glue-point="9" draw:end-shape="id32" draw:end-glue-point="0" svg:d="m16224 11330c0 3424 4927 1287 4927 4276">
          <text:p/>
        </draw:connector>
        <draw:frame draw:style-name="gr16" draw:text-style-name="P5" draw:layer="layout" svg:width="1.81cm" svg:height="0.645cm" svg:x="12.19cm" svg:y="17.508cm">
          <draw:text-box>
            <text:p><text:span text:style-name="T1">Interrupt</text:span></text:p>
          </draw:text-box>
        </draw:frame>
        <draw:polyline draw:style-name="gr12" draw:text-style-name="P1" xml:id="id33" draw:id="id33" draw:layer="layout" svg:width="1.269cm" svg:height="0cm" svg:x="16.91cm" svg:y="6.205cm" svg:viewBox="0 0 1270 0" draw:points="1270,0 635,0 0,0">
          <text:p/>
        </draw:polyline>
        <draw:connector draw:style-name="gr11" draw:text-style-name="P1" draw:layer="layout" draw:type="curve" draw:line-skew="1.312cm" svg:x1="13.142cm" svg:y1="2.007cm" svg:x2="17.545cm" svg:y2="6.205cm" draw:start-shape="id13" draw:start-glue-point="11" draw:end-shape="id33" draw:end-glue-point="0" svg:d="m13142 2007c0 658 4403-1440 4403 4198">
          <text:p/>
        </draw:connector>
        <draw:connector draw:style-name="gr11" draw:text-style-name="P1" draw:layer="layout" draw:type="curve" svg:x1="17.545cm" svg:y1="6.205cm" svg:x2="14.653cm" svg:y2="8.62cm" draw:start-shape="id33" draw:start-glue-point="0" draw:end-shape="id8" draw:end-glue-point="4" svg:d="m17545 6205c0 1942-2892 735-2892 2415">
          <text:p/>
        </draw:connector>
        <draw:frame draw:style-name="gr16" draw:text-style-name="P5" draw:layer="layout" svg:width="1.81cm" svg:height="0.645cm" svg:x="17.598cm" svg:y="5.437cm">
          <draw:text-box>
            <text:p><text:span text:style-name="T1">Interrupt</text:span></text:p>
          </draw:text-box>
        </draw:frame>
        <draw:polyline draw:style-name="gr12" draw:text-style-name="P1" draw:layer="layout" svg:width="1.269cm" svg:height="0cm" svg:x="16.91cm" svg:y="15.605cm" svg:viewBox="0 0 1270 0" draw:points="1270,0 635,0 0,0">
          <text:p/>
        </draw:polyline>
        <draw:polyline draw:style-name="gr12" draw:text-style-name="P1" xml:id="id34" draw:id="id34" draw:layer="layout" svg:width="1.269cm" svg:height="0cm" svg:x="15.31cm" svg:y="16.405cm" svg:viewBox="0 0 1270 0" draw:points="1270,0 635,0 0,0">
          <text:p/>
        </draw:polyline>
        <draw:frame draw:style-name="gr16" draw:text-style-name="P5" draw:layer="layout" svg:width="1.81cm" svg:height="0.645cm" svg:x="15.915cm" svg:y="15.661cm">
          <draw:text-box>
            <text:p><text:span text:style-name="T1">Interrupt</text:span></text:p>
          </draw:text-box>
        </draw:frame>
        <draw:connector draw:style-name="gr11" draw:text-style-name="P1" draw:layer="layout" draw:type="curve" svg:x1="15.945cm" svg:y1="16.405cm" svg:x2="15.473cm" svg:y2="11.651cm" draw:start-shape="id34" draw:start-glue-point="0" draw:end-shape="id8" draw:end-glue-point="14" svg:d="m15945 16405c0-3588-472-1211-472-4754">
          <text:p/>
        </draw:connector>
        <draw:custom-shape draw:style-name="gr2" draw:text-style-name="P2" xml:id="id35" draw:id="id35" draw:layer="layout" svg:width="0.635cm" svg:height="0.635cm" svg:x="15.602cm" svg:y="17.606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" draw:layer="layout" draw:type="curve" draw:line-skew="-0.481cm" svg:x1="15.945cm" svg:y1="16.405cm" svg:x2="15.92cm" svg:y2="17.606cm" draw:start-shape="id34" draw:start-glue-point="0" draw:end-shape="id35" draw:end-glue-point="4" svg:d="m15945 16405c0 310-25-290-25 1201">
          <text:p/>
        </draw:connector>
        <draw:connector draw:style-name="gr11" draw:text-style-name="P1" draw:layer="layout" draw:type="curve" svg:x1="5.762cm" svg:y1="14.345cm" svg:x2="5.127cm" svg:y2="11.795cm" draw:start-shape="id36" draw:end-shape="id14" svg:d="m5762 14345c0-1950-635-675-635-2550">
          <text:p/>
        </draw:connector>
        <draw:connector draw:style-name="gr11" draw:text-style-name="P1" draw:layer="layout" draw:type="curve" svg:x1="6.699cm" svg:y1="11.33cm" svg:x2="6.108cm" svg:y2="14.721cm" draw:start-shape="id14" draw:start-glue-point="9" svg:d="m6699 11330c0 3268-591 1573-591 3391">
          <text:p/>
        </draw:connector>
        <draw:connector draw:style-name="gr11" draw:text-style-name="P1" draw:layer="layout" draw:type="curve" svg:x1="6.715cm" svg:y1="14.662cm" svg:x2="13.081cm" svg:y2="11.33cm" draw:start-shape="id36" draw:start-glue-point="1" draw:end-shape="id8" draw:end-glue-point="7" svg:d="m6715 14662c4244 0 6366-1110 6366-3332">
          <text:p/>
        </draw:connector>
      </draw:page>
      <draw:page draw:name="Subsystem Wasserzufuhr" draw:style-name="dp1" draw:master-page-name="Default">
        <draw:frame draw:style-name="gr20" draw:text-style-name="P8" xml:id="id41" draw:id="id41" draw:layer="layout" svg:width="3.175cm" svg:height="0.645cm" svg:x="16.875cm" svg:y="6.715cm">
          <draw:text-box>
            <text:p text:style-name="P3"><text:span text:style-name="T2">Wasserpumpe</text:span></text:p>
          </draw:text-box>
        </draw:frame>
        <draw:polyline draw:style-name="gr12" draw:text-style-name="P1" xml:id="id37" draw:id="id37" draw:layer="layout" svg:width="1.269cm" svg:height="-0.001cm" draw:transform="rotate (-1.57079632679579) translate (5.36cm 6.714cm)" svg:viewBox="0 0 1270 0" draw:points="0,0 635,0 1270,0">
          <text:p/>
        </draw:polyline>
        <draw:polyline draw:style-name="gr12" draw:text-style-name="P1" xml:id="id39" draw:id="id39" draw:layer="layout" svg:width="1.269cm" svg:height="-0.001cm" draw:transform="rotate (-1.57079632679579) translate (5.445cm 9.889cm)" svg:viewBox="0 0 1270 0" draw:points="0,0 635,0 1270,0">
          <text:p/>
        </draw:polyline>
        <draw:polyline draw:style-name="gr12" draw:text-style-name="P1" xml:id="id43" draw:id="id43" draw:layer="layout" svg:width="1.269cm" svg:height="-0.001cm" draw:transform="rotate (-1.57079632679579) translate (14.97cm 9.255cm)" svg:viewBox="0 0 1270 0" draw:points="0,0 635,0 1270,0">
          <text:p/>
        </draw:polyline>
        <draw:polyline draw:style-name="gr12" draw:text-style-name="P1" xml:id="id44" draw:id="id44" draw:layer="layout" svg:width="1.269cm" svg:height="-0.001cm" draw:transform="rotate (-1.57079632679579) translate (14.335cm 11.795cm)" svg:viewBox="0 0 1270 0" draw:points="0,0 635,0 1270,0">
          <text:p/>
        </draw:polyline>
        <draw:polyline draw:style-name="gr12" draw:text-style-name="P1" xml:id="id47" draw:id="id47" draw:layer="layout" svg:width="1.269cm" svg:height="-0.001cm" draw:transform="rotate (-1.57079632679579) translate (14.335cm 14.335cm)" svg:viewBox="0 0 1270 0" draw:points="0,0 635,0 1270,0">
          <text:p/>
        </draw:polyline>
        <draw:polyline draw:style-name="gr12" draw:text-style-name="P1" xml:id="id40" draw:id="id40" draw:layer="layout" svg:width="1.269cm" svg:height="-0.001cm" draw:transform="rotate (-1.57079632679579) translate (14.97cm 6.725cm)" svg:viewBox="0 0 1270 0" draw:points="0,0 635,0 1270,0">
          <text:p/>
        </draw:polyline>
        <draw:custom-shape draw:style-name="gr2" draw:text-style-name="P2" xml:id="id38" draw:id="id38" draw:layer="layout" svg:width="3.81cm" svg:height="2.54cm" svg:x="8.62cm" svg:y="7.35cm">
          <text:p text:style-name="P1"><text:span text:style-name="T1">Wasserzufuh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draw:line-skew="1.183cm" svg:x1="5.36cm" svg:y1="7.349cm" svg:x2="9.178cm" svg:y2="7.722cm" draw:start-shape="id37" draw:start-glue-point="1" draw:end-shape="id38" draw:end-glue-point="5" svg:d="m5360 7349c0 51 3818-135 3818 373">
          <text:p/>
        </draw:connector>
        <draw:connector draw:style-name="gr11" draw:text-style-name="P1" draw:layer="layout" draw:type="curve" svg:x1="8.62cm" svg:y1="8.62cm" svg:x2="5.445cm" svg:y2="10.524cm" draw:start-shape="id38" draw:end-shape="id39" draw:end-glue-point="1" svg:d="m8620 8620c-2250 0-663 1904-3175 1904">
          <text:p/>
        </draw:connector>
        <draw:frame draw:style-name="gr21" draw:text-style-name="P8" xml:id="id42" draw:id="id42" draw:layer="layout" svg:width="3.175cm" svg:height="1.039cm" svg:x="16.875cm" svg:y="9.486cm">
          <draw:text-box>
            <text:p text:style-name="P3"><text:span text:style-name="T2">Durchfluss-messer</text:span></text:p>
          </draw:text-box>
        </draw:frame>
        <draw:frame draw:style-name="gr22" draw:text-style-name="P8" xml:id="id45" draw:id="id45" draw:layer="layout" svg:width="3.175cm" svg:height="1.039cm" svg:x="16.875cm" svg:y="12.661cm">
          <draw:text-box>
            <text:p text:style-name="P3"><text:span text:style-name="T2">Durchlauf-erhitzer</text:span></text:p>
          </draw:text-box>
        </draw:frame>
        <draw:frame draw:style-name="gr23" draw:text-style-name="P8" xml:id="id46" draw:id="id46" draw:layer="layout" svg:width="3.175cm" svg:height="1.039cm" svg:x="16.875cm" svg:y="15.605cm">
          <draw:text-box>
            <text:p text:style-name="P3"><text:span text:style-name="T2">Temperatur-Sensor</text:span></text:p>
          </draw:text-box>
        </draw:frame>
        <draw:connector draw:style-name="gr11" draw:text-style-name="P1" draw:layer="layout" draw:type="curve" svg:x1="14.97cm" svg:y1="7.36cm" svg:x2="16.875cm" svg:y2="7.037cm" draw:start-shape="id40" draw:start-glue-point="1" draw:end-shape="id41" draw:end-glue-point="3" svg:d="m14970 7360c1561 0 609-323 1905-323">
          <text:p/>
        </draw:connector>
        <draw:connector draw:style-name="gr11" draw:text-style-name="P1" draw:layer="layout" draw:type="curve" draw:line-skew="1.023cm" svg:x1="11.872cm" svg:y1="7.722cm" svg:x2="14.97cm" svg:y2="7.36cm" draw:start-shape="id38" draw:start-glue-point="11" draw:end-shape="id40" draw:end-glue-point="1" svg:d="m11872 7722c0-732 3098-551 3098-362">
          <text:p/>
        </draw:connector>
        <draw:connector draw:style-name="gr11" draw:text-style-name="P1" draw:layer="layout" draw:type="curve" svg:x1="16.875cm" svg:y1="10.005cm" svg:x2="14.97cm" svg:y2="9.89cm" draw:start-shape="id42" draw:start-glue-point="3" draw:end-shape="id43" draw:end-glue-point="1" svg:d="m16875 10005c-1297 0-345-115-1905-115">
          <text:p/>
        </draw:connector>
        <draw:connector draw:style-name="gr11" draw:text-style-name="P1" draw:layer="layout" draw:type="curve" svg:x1="14.97cm" svg:y1="9.89cm" svg:x2="12.43cm" svg:y2="8.62cm" draw:start-shape="id43" draw:start-glue-point="1" draw:end-shape="id38" svg:d="m14970 9890c-2035 0-766-1270-2540-1270">
          <text:p/>
        </draw:connector>
        <draw:connector draw:style-name="gr11" draw:text-style-name="P1" draw:layer="layout" draw:type="curve" draw:line-skew="0.673cm" svg:x1="11.872cm" svg:y1="9.518cm" svg:x2="14.335cm" svg:y2="12.43cm" draw:start-shape="id38" draw:start-glue-point="9" draw:end-shape="id44" draw:end-glue-point="1" svg:d="m11872 9518c0 2988 2463 1532 2463 2912">
          <text:p/>
        </draw:connector>
        <draw:connector draw:style-name="gr11" draw:text-style-name="P1" draw:layer="layout" draw:type="curve" svg:x1="14.335cm" svg:y1="12.43cm" svg:x2="16.875cm" svg:y2="13.18cm" draw:start-shape="id44" draw:start-glue-point="1" draw:end-shape="id45" draw:end-glue-point="3" svg:d="m14335 12430c2037 0 767 750 2540 750">
          <text:p/>
        </draw:connector>
        <draw:connector draw:style-name="gr11" draw:text-style-name="P1" draw:layer="layout" draw:type="curve" svg:x1="16.875cm" svg:y1="16.124cm" svg:x2="14.335cm" svg:y2="14.97cm" draw:start-shape="id46" draw:start-glue-point="3" draw:end-shape="id47" draw:end-glue-point="1" svg:d="m16875 16124c-1773 0-503-1154-2540-1154">
          <text:p/>
        </draw:connector>
        <draw:connector draw:style-name="gr11" draw:text-style-name="P1" draw:layer="layout" draw:type="curve" draw:line-skew="1.755cm" svg:x1="14.335cm" svg:y1="14.97cm" svg:x2="10.525cm" svg:y2="9.89cm" draw:start-shape="id47" draw:start-glue-point="1" draw:end-shape="id38" draw:end-glue-point="8" svg:d="m14335 14970c0-1662-3810 878-3810-5080">
          <text:p/>
        </draw:connector>
        <draw:frame draw:style-name="gr16" draw:text-style-name="P5" draw:layer="layout" svg:width="1.281cm" svg:height="0.645cm" svg:x="5.502cm" svg:y="11.15cm">
          <draw:text-box>
            <text:p><text:span text:style-name="T1">CW3</text:span></text:p>
          </draw:text-box>
        </draw:frame>
        <draw:frame draw:style-name="gr16" draw:text-style-name="P5" draw:layer="layout" svg:width="1.281cm" svg:height="0.645cm" svg:x="14.335cm" svg:y="6.08cm">
          <draw:text-box>
            <text:p><text:span text:style-name="T1">CW5</text:span></text:p>
          </draw:text-box>
        </draw:frame>
        <draw:frame draw:style-name="gr16" draw:text-style-name="P5" draw:layer="layout" svg:width="1.281cm" svg:height="0.645cm" svg:x="4.772cm" svg:y="9.255cm">
          <draw:text-box>
            <text:p><text:span text:style-name="T1">CW2</text:span></text:p>
          </draw:text-box>
        </draw:frame>
        <draw:frame draw:style-name="gr16" draw:text-style-name="P5" draw:layer="layout" svg:width="1.281cm" svg:height="0.645cm" svg:x="13.535cm" svg:y="11.15cm">
          <draw:text-box>
            <text:p><text:span text:style-name="T1">CW7</text:span></text:p>
          </draw:text-box>
        </draw:frame>
        <draw:frame draw:style-name="gr16" draw:text-style-name="P5" draw:layer="layout" svg:width="1.281cm" svg:height="0.645cm" svg:x="13.535cm" svg:y="13.69cm">
          <draw:text-box>
            <text:p><text:span text:style-name="T1">CW8</text:span></text:p>
          </draw:text-box>
        </draw:frame>
        <draw:frame draw:style-name="gr16" draw:text-style-name="P5" draw:layer="layout" svg:width="1.281cm" svg:height="0.645cm" svg:x="4.645cm" svg:y="6.08cm">
          <draw:text-box>
            <text:p><text:span text:style-name="T1">CW1</text:span></text:p>
          </draw:text-box>
        </draw:frame>
        <draw:frame draw:style-name="gr16" draw:text-style-name="P5" draw:layer="layout" svg:width="1.281cm" svg:height="0.645cm" svg:x="14.324cm" svg:y="8.61cm">
          <draw:text-box>
            <text:p><text:span text:style-name="T1">CW6</text:span></text:p>
          </draw:text-box>
        </draw:frame>
        <draw:frame draw:style-name="gr24" draw:text-style-name="P8" xml:id="id48" draw:id="id48" draw:layer="layout" svg:width="3.175cm" svg:height="0.645cm" svg:x="16.875cm" svg:y="4.165cm">
          <draw:text-box>
            <text:p text:style-name="P3"><text:span text:style-name="T2">Wassersensor</text:span></text:p>
          </draw:text-box>
        </draw:frame>
        <draw:polyline draw:style-name="gr12" draw:text-style-name="P1" xml:id="id49" draw:id="id49" draw:layer="layout" svg:width="1.269cm" svg:height="-0.001cm" draw:transform="rotate (-1.57079632679579) translate (14.335cm 4.175cm)" svg:viewBox="0 0 1270 0" draw:points="0,0 635,0 1270,0">
          <text:p/>
        </draw:polyline>
        <draw:connector draw:style-name="gr11" draw:text-style-name="P1" draw:layer="layout" draw:type="curve" svg:x1="16.875cm" svg:y1="4.487cm" svg:x2="14.335cm" svg:y2="4.81cm" draw:start-shape="id48" draw:start-glue-point="3" draw:end-shape="id49" draw:end-glue-point="1" svg:d="m16875 4487c-1773 0-503 323-2540 323">
          <text:p/>
        </draw:connector>
        <draw:connector draw:style-name="gr11" draw:text-style-name="P1" draw:layer="layout" draw:type="curve" draw:line-skew="-0.804cm" svg:x1="14.335cm" svg:y1="4.81cm" svg:x2="10.525cm" svg:y2="7.35cm" draw:start-shape="id49" draw:start-glue-point="1" draw:end-shape="id38" draw:end-glue-point="4" svg:d="m14335 4810c0 1185-3810-85-3810 2540">
          <text:p/>
        </draw:connector>
        <draw:frame draw:style-name="gr16" draw:text-style-name="P5" draw:layer="layout" svg:width="1.281cm" svg:height="0.645cm" svg:x="13.757cm" svg:y="3.53cm">
          <draw:text-box>
            <text:p><text:span text:style-name="T1">CW4</text:span></text:p>
          </draw:text-box>
        </draw:frame>
        <draw:frame draw:style-name="gr16" draw:text-style-name="P5" draw:layer="layout" svg:width="1.81cm" svg:height="0.645cm" svg:x="15.065cm" svg:y="3.54cm">
          <draw:text-box>
            <text:p><text:span text:style-name="T1">Interrupt</text:span></text:p>
          </draw:text-box>
        </draw:frame>
        <draw:custom-shape draw:style-name="gr2" draw:text-style-name="P2" xml:id="id50" draw:id="id50" draw:layer="layout" svg:width="0.635cm" svg:height="0.635cm" svg:x="7.35cm" svg:y="13.7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9.178cm" svg:y1="9.518cm" svg:x2="7.668cm" svg:y2="13.7cm" draw:start-shape="id38" draw:start-glue-point="7" draw:end-shape="id50" draw:end-glue-point="4" svg:d="m9178 9518c0 3415-1510 1325-1510 4182">
          <text:p/>
        </draw:connector>
        <draw:frame draw:style-name="gr17" draw:text-style-name="P7" draw:layer="layout" svg:width="9.887cm" svg:height="0.962cm" svg:x="1cm" svg:y="1.001cm">
          <draw:text-box>
            <text:p><text:span text:style-name="T5">CMC Wasserzufuhr-Subsystem</text:span></text:p>
          </draw:text-box>
        </draw:frame>
      </draw:page>
      <draw:page draw:name="Subsystem User Interface" draw:style-name="dp1" draw:master-page-name="Default">
        <draw:frame draw:style-name="gr25" draw:text-style-name="P4" xml:id="id56" draw:id="id56" draw:layer="layout" svg:width="1.905cm" svg:height="1.42cm" svg:x="3.54cm" svg:y="11.01cm">
          <draw:text-box>
            <text:p text:style-name="P9"><text:span text:style-name="T2">Knöpfe</text:span></text:p>
          </draw:text-box>
        </draw:frame>
        <draw:custom-shape draw:style-name="gr3" draw:text-style-name="P2" xml:id="id55" draw:id="id55" draw:layer="layout" svg:width="3.999cm" svg:height="2.539cm" svg:x="10.525cm" svg:y="9.255cm">
          <text:p text:style-name="P1"><text:span text:style-name="T1">Benutzerführ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2" draw:text-style-name="P1" xml:id="id54" draw:id="id54" draw:layer="layout" svg:width="1.269cm" svg:height="-0.001cm" draw:transform="rotate (-1.57079632679579) translate (7.35cm 11.16cm)" svg:viewBox="0 0 1270 0" draw:points="0,0 635,0 1270,0">
          <text:p/>
        </draw:polyline>
        <draw:frame draw:style-name="gr26" draw:text-style-name="P4" xml:id="id53" draw:id="id53" draw:layer="layout" svg:width="1.905cm" svg:height="1.27cm" svg:x="3.54cm" svg:y="4.81cm">
          <draw:text-box>
            <text:p text:style-name="P3"><text:span text:style-name="T2">Anzeige</text:span></text:p>
          </draw:text-box>
        </draw:frame>
        <draw:connector draw:style-name="gr11" draw:text-style-name="P1" draw:layer="layout" draw:type="curve" svg:x1="9.89cm" svg:y1="5.128cm" svg:x2="7.35cm" svg:y2="5.445cm" draw:start-shape="id51" draw:start-glue-point="6" draw:end-shape="id52" draw:end-glue-point="1" svg:d="m9890 5128c-1774 0-505 317-2540 317">
          <text:p/>
        </draw:connector>
        <draw:connector draw:style-name="gr11" draw:text-style-name="P1" draw:layer="layout" draw:type="curve" svg:x1="7.35cm" svg:y1="5.445cm" svg:x2="5.445cm" svg:y2="5.445cm" draw:start-shape="id52" draw:start-glue-point="1" draw:end-shape="id53" svg:d="m7350 5445h-1905">
          <text:p/>
        </draw:connector>
        <draw:connector draw:style-name="gr11" draw:text-style-name="P1" draw:layer="layout" draw:type="curve" svg:x1="7.35cm" svg:y1="11.795cm" svg:x2="10.525cm" svg:y2="10.525cm" draw:start-shape="id54" draw:start-glue-point="1" draw:end-shape="id55" draw:end-glue-point="6" svg:d="m7350 11795c2512 0 925-1270 3175-1270">
          <text:p/>
        </draw:connector>
        <draw:connector draw:style-name="gr11" draw:text-style-name="P1" draw:layer="layout" draw:type="curve" svg:x1="5.445cm" svg:y1="11.72cm" svg:x2="7.35cm" svg:y2="11.795cm" draw:start-shape="id56" draw:start-glue-point="1" draw:end-shape="id54" draw:end-glue-point="1" svg:d="m5445 11720c1297 0 345 75 1905 75">
          <text:p/>
        </draw:connector>
        <draw:polyline draw:name="blah" draw:style-name="gr12" draw:text-style-name="P1" xml:id="id52" draw:id="id52" draw:layer="layout" svg:width="1.269cm" svg:height="-0.001cm" draw:transform="rotate (-1.57079632679579) translate (7.35cm 4.81cm)" svg:viewBox="0 0 1270 0" draw:points="0,0 635,0 1270,0">
          <svg:title>blah</svg:title>
          <svg:desc>blue</svg:desc>
          <text:p/>
        </draw:polyline>
        <draw:polyline draw:style-name="gr9" draw:text-style-name="P1" draw:layer="layout" svg:width="2.007cm" svg:height="1.204cm" draw:transform="rotate (-0.321664181143681) translate (10.7154012867336cm 13.1286316413748cm)" svg:viewBox="0 0 2008 1205" draw:points="0,602 201,1205 1153,887 2008,602 1807,0">
          <text:p/>
        </draw:polyline>
        <draw:connector draw:style-name="gr11" draw:text-style-name="P1" draw:layer="layout" draw:type="curve" draw:line-skew="-2.803cm" svg:x1="18.462cm" svg:y1="6.08cm" svg:x2="13.939cm" svg:y2="9.626cm" draw:start-shape="id57" draw:start-glue-point="2" draw:end-shape="id55" draw:end-glue-point="11" svg:d="m18462 6080c0-1785-4523-3558-4523 3546">
          <text:p/>
        </draw:connector>
        <draw:frame draw:style-name="gr16" draw:text-style-name="P5" draw:layer="layout" svg:width="0.93cm" svg:height="0.645cm" svg:x="18.485cm" svg:y="5.445cm">
          <draw:text-box>
            <text:p><text:span text:style-name="T1">P1</text:span></text:p>
          </draw:text-box>
        </draw:frame>
        <draw:frame draw:style-name="gr16" draw:text-style-name="P5" draw:layer="layout" svg:width="1.205cm" svg:height="0.645cm" svg:x="6.685cm" svg:y="10.515cm">
          <draw:text-box>
            <text:p><text:span text:style-name="T1">CU3</text:span></text:p>
          </draw:text-box>
        </draw:frame>
        <draw:frame draw:style-name="gr16" draw:text-style-name="P5" draw:layer="layout" svg:width="1.205cm" svg:height="0.645cm" svg:x="6.672cm" svg:y="4.165cm">
          <draw:text-box>
            <text:p><text:span text:style-name="T1">CU4</text:span></text:p>
          </draw:text-box>
        </draw:frame>
        <draw:frame draw:style-name="gr16" draw:text-style-name="P5" draw:layer="layout" svg:width="0.93cm" svg:height="0.645cm" svg:x="11.5cm" svg:y="13.69cm">
          <draw:text-box>
            <text:p><text:span text:style-name="T1">P3</text:span></text:p>
          </draw:text-box>
        </draw:frame>
        <draw:polyline draw:name="blah" draw:style-name="gr12" draw:text-style-name="P1" xml:id="id60" draw:id="id60" draw:layer="layout" svg:width="1.269cm" svg:height="-0.001cm" draw:transform="rotate (-1.57079632679579) translate (19.353cm 9.201cm)" svg:viewBox="0 0 1270 0" draw:points="0,0 635,0 1270,0">
          <svg:title>blah</svg:title>
          <svg:desc>blue</svg:desc>
          <text:p/>
        </draw:polyline>
        <draw:polyline draw:name="blah" draw:style-name="gr12" draw:text-style-name="P1" xml:id="id58" draw:id="id58" draw:layer="layout" svg:width="1.269cm" svg:height="-0.001cm" draw:transform="rotate (-1.57079632679579) translate (19.415cm 11.795cm)" svg:viewBox="0 0 1270 0" draw:points="0,0 635,0 1270,0">
          <svg:title>blah</svg:title>
          <svg:desc>blue</svg:desc>
          <text:p/>
        </draw:polyline>
        <draw:connector draw:style-name="gr11" draw:text-style-name="P1" draw:layer="layout" draw:type="curve" svg:x1="13.939cm" svg:y1="11.423cm" svg:x2="19.415cm" svg:y2="12.43cm" draw:start-shape="id55" draw:start-glue-point="9" draw:end-shape="id58" draw:end-glue-point="1" svg:d="m13939 11423c0 672 1825 1007 5476 1007">
          <text:p/>
        </draw:connector>
        <draw:frame draw:style-name="gr16" draw:text-style-name="P5" draw:layer="layout" svg:width="1.205cm" svg:height="0.645cm" svg:x="18.788cm" svg:y="8.62cm">
          <draw:text-box>
            <text:p><text:span text:style-name="T1">CU1</text:span></text:p>
          </draw:text-box>
        </draw:frame>
        <draw:frame draw:style-name="gr17" draw:text-style-name="P7" draw:layer="layout" svg:width="9.908cm" svg:height="0.962cm" svg:x="1.001cm" svg:y="1.001cm">
          <draw:text-box>
            <text:p><text:span text:style-name="T5">CMC User Interface Subsystem</text:span></text:p>
          </draw:text-box>
        </draw:frame>
        <draw:polyline draw:style-name="gr9" draw:text-style-name="P1" xml:id="id57" draw:id="id57" draw:layer="layout" svg:width="2.007cm" svg:height="1.204cm" draw:transform="rotate (-0.321664181143681) translate (17.7004012867336cm 4.87363164137481cm)" svg:viewBox="0 0 2008 1205" draw:points="0,602 201,1205 1153,887 2008,602 1807,0">
          <text:p/>
        </draw:polyline>
        <draw:custom-shape draw:style-name="gr3" draw:text-style-name="P2" xml:id="id51" draw:id="id51" draw:layer="layout" svg:width="3.175cm" svg:height="1.905cm" svg:x="9.89cm" svg:y="4.175cm">
          <text:p text:style-name="P1"><text:span text:style-name="T1">Ausgab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11.795cm" svg:y1="7.985cm" svg:x2="11.477cm" svg:y2="6.08cm" draw:start-shape="id59" draw:start-glue-point="0" draw:end-shape="id51" svg:d="m11795 7985c0-1560-318-608-318-1905">
          <text:p/>
        </draw:connector>
        <draw:connector draw:style-name="gr11" draw:text-style-name="P1" draw:layer="layout" draw:type="curve" svg:x1="19.353cm" svg:y1="9.836cm" svg:x2="14.524cm" svg:y2="10.525cm" draw:start-shape="id60" draw:start-glue-point="1" draw:end-shape="id55" draw:end-glue-point="10" svg:d="m19353 9836c-3753 0-1339 689-4829 689">
          <text:p/>
        </draw:connector>
        <draw:frame draw:style-name="gr16" draw:text-style-name="P5" draw:layer="layout" svg:width="1.205cm" svg:height="0.645cm" svg:x="18.653cm" svg:y="11.16cm">
          <draw:text-box>
            <text:p><text:span text:style-name="T1">CU2</text:span></text:p>
          </draw:text-box>
        </draw:frame>
        <draw:polyline draw:style-name="gr12" draw:text-style-name="P1" xml:id="id59" draw:id="id59" draw:layer="layout" svg:width="1.269cm" svg:height="0cm" svg:x="11.16cm" svg:y="7.985cm" svg:viewBox="0 0 1270 0" draw:points="1270,0 635,0 0,0">
          <text:p/>
        </draw:polyline>
        <draw:connector draw:style-name="gr11" draw:text-style-name="P1" draw:layer="layout" draw:type="curve" svg:x1="12.525cm" svg:y1="9.255cm" svg:x2="11.795cm" svg:y2="7.985cm" draw:start-shape="id55" draw:start-glue-point="4" draw:end-shape="id59" draw:end-glue-point="0" svg:d="m12525 9255c0-822-730-187-730-1270">
          <text:p/>
        </draw:connector>
        <draw:frame draw:style-name="gr16" draw:text-style-name="P5" draw:layer="layout" svg:width="1.205cm" svg:height="0.645cm" svg:x="9.955cm" svg:y="7.35cm">
          <draw:text-box>
            <text:p><text:span text:style-name="T1">CU5</text:span></text:p>
          </draw:text-box>
        </draw:frame>
        <draw:connector draw:style-name="gr11" draw:text-style-name="P1" draw:layer="layout" draw:type="curve" svg:x1="11.09cm" svg:y1="14.129cm" svg:x2="12.525cm" svg:y2="11.794cm" draw:end-shape="id55" draw:end-glue-point="8" svg:d="m11090 14129c0-1375 1435-208 1435-2335">
          <text:p/>
        </draw:connector>
        <draw:frame draw:style-name="gr8" draw:text-style-name="P2" draw:layer="layout" svg:width="3.81cm" svg:height="0.645cm" svg:x="10.525cm" svg:y="14.335cm">
          <draw:text-box>
            <text:p text:style-name="P1"><text:span text:style-name="T1">Hauptparameter</text:span></text:p>
          </draw:text-box>
        </draw:frame>
        <draw:frame draw:style-name="gr5" draw:text-style-name="P2" draw:layer="layout" svg:width="3.175cm" svg:height="0.645cm" svg:x="16.875cm" svg:y="6.08cm">
          <draw:text-box>
            <text:p text:style-name="P1"><text:span text:style-name="T1">Statistikdate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Dimension_20_Lines" draw:display-name="Dimension Lines" svg:viewBox="0 0 836 110" svg:d="m0 0h278 278 280v36 36 38h-278-278-280v-36-3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Elmar Vonlanthen</meta:initial-creator>
    <meta:creation-date>2011-06-18T16:54:09</meta:creation-date>
    <dc:date>2011-07-01T22:24:32</dc:date>
    <meta:editing-duration>PT8H15M40S</meta:editing-duration>
    <meta:editing-cycles>63</meta:editing-cycles>
    <meta:generator>LibreOffice/3.3$Unix LibreOffice_project/330m19$Build-202</meta:generator>
    <dc:creator>Elmar Vonlanthen</dc:creator>
    <meta:document-statistic meta:object-count="181"/>
  </office:meta>
</office:document-meta>
</file>